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45.9pt"/>
    </style:style>
    <style:style style:name="co4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0"/>
    <style:style style:name="ce8" style:family="table-cell" style:parent-style-name="Default" style:data-style-name="N11">
      <style:text-properties fo:color="#800000"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B 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4" office:value-type="string" calcext:value-type="string">
            <text:p>MCNPX DEBIT</text:p>
          </table:table-cell>
          <table:table-cell table:number-columns-repeated="2"/>
          <table:table-cell table:style-name="ce4" office:value-type="string" calcext:value-type="string">
            <text:p>DEBROCA DEBIT</text:p>
          </table:table-cell>
          <table:table-cell/>
          <table:table-cell table:style-name="ce4" office:value-type="string" calcext:value-type="string">
            <text:p>COMMENT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R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OSSIER</text:p>
          </table:table-cell>
          <table:table-cell table:style-name="ce1" office:value-type="string" calcext:value-type="string">
            <text:p>max plexi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DIFF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DIFF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style-name="ce5" office:value-type="date" office:date-value="2016-03-14" calcext:value-type="date">
            <text:p>03/14/16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1.19181" calcext:value-type="float">
            <text:p>1.19181</text:p>
          </table:table-cell>
          <table:table-cell office:value-type="float" office:value="1.2056" calcext:value-type="float">
            <text:p>1.2056</text:p>
          </table:table-cell>
          <table:table-cell table:style-name="ce8" table:formula="of:=([.G3]-[.H3])/[.G3]" office:value-type="percentage" office:value="-0.0115706362591352" calcext:value-type="percentage">
            <text:p>-1.16%</text:p>
          </table:table-cell>
          <table:table-cell table:number-columns-repeated="2" office:value-type="float" office:value="1.236" calcext:value-type="float">
            <text:p>1.236</text:p>
          </table:table-cell>
          <table:table-cell table:style-name="ce9" table:formula="of:=([.J3]-[.K3])/[.J3]" office:value-type="percentage" office:value="0" calcext:value-type="percentage">
            <text:p>0.00%</text:p>
          </table:table-cell>
          <table:table-cell office:value-type="string" calcext:value-type="string">
            <text:p>INCLINED PLATEAU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  <table:table-cell office:value-type="float" office:value="2.5" calcext:value-type="float">
            <text:p>2.5</text:p>
          </table:table-cell>
          <table:table-cell table:style-name="ce5" office:value-type="date" office:date-value="2016-06-27" calcext:value-type="date">
            <text:p>06/27/16</text:p>
          </table:table-cell>
          <table:table-cell office:value-type="float" office:value="16146" calcext:value-type="float">
            <text:p>16146</text:p>
          </table:table-cell>
          <table:table-cell/>
          <table:table-cell office:value-type="float" office:value="0.8524" calcext:value-type="float">
            <text:p>0.8524</text:p>
          </table:table-cell>
          <table:table-cell office:value-type="float" office:value="0.8471" calcext:value-type="float">
            <text:p>0.8471</text:p>
          </table:table-cell>
          <table:table-cell table:style-name="ce8" table:formula="of:=([.G4]-[.H4])/[.G4]" office:value-type="percentage" office:value="0.00621773815110273" calcext:value-type="percentage">
            <text:p>0.62%</text:p>
          </table:table-cell>
          <table:table-cell table:number-columns-repeated="2" office:value-type="float" office:value="0.8228" calcext:value-type="float">
            <text:p>0.8228</text:p>
          </table:table-cell>
          <table:table-cell table:style-name="ce9" table:formula="of:=([.J4]-[.K4])/[.J4]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K</text:p>
          </table:table-cell>
          <table:table-cell office:value-type="float" office:value="1.2" calcext:value-type="float">
            <text:p>1.2</text:p>
          </table:table-cell>
          <table:table-cell table:style-name="ce5" office:value-type="date" office:date-value="2016-12-05" calcext:value-type="date">
            <text:p>12/05/16</text:p>
          </table:table-cell>
          <table:table-cell office:value-type="float" office:value="16254" calcext:value-type="float">
            <text:p>16254</text:p>
          </table:table-cell>
          <table:table-cell/>
          <table:table-cell office:value-type="float" office:value="1.40305" calcext:value-type="float">
            <text:p>1.40305</text:p>
          </table:table-cell>
          <table:table-cell office:value-type="float" office:value="1.4271" calcext:value-type="float">
            <text:p>1.4271</text:p>
          </table:table-cell>
          <table:table-cell table:style-name="ce8" table:formula="of:=([.G5]-[.H5])/[.G5]" office:value-type="percentage" office:value="-0.0171412280389153" calcext:value-type="percentage">
            <text:p>-1.71%</text:p>
          </table:table-cell>
          <table:table-cell office:value-type="float" office:value="1.48896" calcext:value-type="float">
            <text:p>1.48896</text:p>
          </table:table-cell>
          <table:table-cell office:value-type="float" office:value="1.489" calcext:value-type="float">
            <text:p>1.489</text:p>
          </table:table-cell>
          <table:table-cell table:style-name="ce9" table:formula="of:=([.J5]-[.K5])/[.J5]" office:value-type="percentage" office:value="-0.000026864388566543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5.2" calcext:value-type="float">
            <text:p>5.2</text:p>
          </table:table-cell>
          <table:table-cell table:style-name="ce5" office:value-type="date" office:date-value="2016-12-05" calcext:value-type="date">
            <text:p>12/05/16</text:p>
          </table:table-cell>
          <table:table-cell office:value-type="float" office:value="16257" calcext:value-type="float">
            <text:p>16257</text:p>
          </table:table-cell>
          <table:table-cell/>
          <table:table-cell office:value-type="float" office:value="0.96071" calcext:value-type="float">
            <text:p>0.96071</text:p>
          </table:table-cell>
          <table:table-cell office:value-type="float" office:value="0.9613" calcext:value-type="float">
            <text:p>0.9613</text:p>
          </table:table-cell>
          <table:table-cell table:style-name="ce8" table:formula="of:=([.G6]-[.H6])/[.G6]" office:value-type="percentage" office:value="-0.000614129133661541" calcext:value-type="percentage">
            <text:p>-0.06%</text:p>
          </table:table-cell>
          <table:table-cell office:value-type="float" office:value="0.96686" calcext:value-type="float">
            <text:p>0.96686</text:p>
          </table:table-cell>
          <table:table-cell office:value-type="float" office:value="0.9669" calcext:value-type="float">
            <text:p>0.9669</text:p>
          </table:table-cell>
          <table:table-cell table:style-name="ce9" table:formula="of:=([.J6]-[.K6])/[.J6]" office:value-type="percentage" office:value="-0.000041371036137641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  <table:table-cell office:value-type="float" office:value="1.3" calcext:value-type="float">
            <text:p>1.3</text:p>
          </table:table-cell>
          <table:table-cell table:style-name="ce5" office:value-type="date" office:date-value="2009-04-13" calcext:value-type="date">
            <text:p>04/13/09</text:p>
          </table:table-cell>
          <table:table-cell office:value-type="float" office:value="9065" calcext:value-type="float">
            <text:p>9065</text:p>
          </table:table-cell>
          <table:table-cell/>
          <table:table-cell office:value-type="float" office:value="1.09311" calcext:value-type="float">
            <text:p>1.09311</text:p>
          </table:table-cell>
          <table:table-cell office:value-type="float" office:value="1.0892" calcext:value-type="float">
            <text:p>1.0892</text:p>
          </table:table-cell>
          <table:table-cell table:style-name="ce8" table:formula="of:=([.G7]-[.H7])/[.G7]" office:value-type="percentage" office:value="0.00357695016969937" calcext:value-type="percentage">
            <text:p>0.36%</text:p>
          </table:table-cell>
          <table:table-cell table:number-columns-repeated="2" office:value-type="float" office:value="1.0965" calcext:value-type="float">
            <text:p>1.0965</text:p>
          </table:table-cell>
          <table:table-cell table:style-name="ce9" table:formula="of:=([.J7]-[.K7])/[.J7]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K</text:p>
          </table:table-cell>
          <table:table-cell office:value-type="float" office:value="4.7" calcext:value-type="float">
            <text:p>4.7</text:p>
          </table:table-cell>
          <table:table-cell table:style-name="ce5" office:value-type="date" office:date-value="2009-05-19" calcext:value-type="date">
            <text:p>05/19/09</text:p>
          </table:table-cell>
          <table:table-cell office:value-type="float" office:value="9086" calcext:value-type="float">
            <text:p>9086</text:p>
          </table:table-cell>
          <table:table-cell/>
          <table:table-cell table:number-columns-repeated="2" office:value-type="float" office:value="0.95979" calcext:value-type="float">
            <text:p>0.95979</text:p>
          </table:table-cell>
          <table:table-cell table:style-name="ce8" table:formula="of:=([.G8]-[.H8])/[.G8]" office:value-type="percentage" office:value="0" calcext:value-type="percentage">
            <text:p>0.00%</text:p>
          </table:table-cell>
          <table:table-cell office:value-type="float" office:value="0.95755" calcext:value-type="float">
            <text:p>0.95755</text:p>
          </table:table-cell>
          <table:table-cell office:value-type="float" office:value="0.9576" calcext:value-type="float">
            <text:p>0.9576</text:p>
          </table:table-cell>
          <table:table-cell table:style-name="ce9" table:formula="of:=([.J8]-[.K8])/[.J8]" office:value-type="percentage" office:value="-0.0000522165944335893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K</text:p>
          </table:table-cell>
          <table:table-cell office:value-type="float" office:value="1.7" calcext:value-type="float">
            <text:p>1.7</text:p>
          </table:table-cell>
          <table:table-cell table:style-name="ce5" office:value-type="date" office:date-value="2016-10-17" calcext:value-type="date">
            <text:p>10/17/16</text:p>
          </table:table-cell>
          <table:table-cell office:value-type="float" office:value="16220" calcext:value-type="float">
            <text:p>16220</text:p>
          </table:table-cell>
          <table:table-cell/>
          <table:table-cell office:value-type="float" office:value="1.2221" calcext:value-type="float">
            <text:p>1.2221</text:p>
          </table:table-cell>
          <table:table-cell office:value-type="float" office:value="1.2239" calcext:value-type="float">
            <text:p>1.2239</text:p>
          </table:table-cell>
          <table:table-cell table:style-name="ce8" table:formula="of:=([.G9]-[.H9])/[.G9]" office:value-type="percentage" office:value="-0.00147287456018331" calcext:value-type="percentage">
            <text:p>-0.15%</text:p>
          </table:table-cell>
          <table:table-cell office:value-type="float" office:value="1.26393" calcext:value-type="float">
            <text:p>1.26393</text:p>
          </table:table-cell>
          <table:table-cell office:value-type="float" office:value="1.2639" calcext:value-type="float">
            <text:p>1.2639</text:p>
          </table:table-cell>
          <table:table-cell table:style-name="ce9" table:formula="of:=([.J9]-[.K9])/[.J9]" office:value-type="percentage" office:value="0.0000237354916806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K</text:p>
          </table:table-cell>
          <table:table-cell office:value-type="float" office:value="6.2" calcext:value-type="float">
            <text:p>6.2</text:p>
          </table:table-cell>
          <table:table-cell table:style-name="ce5" office:value-type="date" office:date-value="2010-12-04" calcext:value-type="date">
            <text:p>12/04/10</text:p>
          </table:table-cell>
          <table:table-cell office:value-type="float" office:value="10080" calcext:value-type="float">
            <text:p>10080</text:p>
          </table:table-cell>
          <table:table-cell/>
          <table:table-cell table:number-columns-repeated="2" office:value-type="float" office:value="0.8472" calcext:value-type="float">
            <text:p>0.8472</text:p>
          </table:table-cell>
          <table:table-cell table:style-name="ce8" table:formula="of:=([.G10]-[.H10])/[.G10]" office:value-type="percentage" office:value="0" calcext:value-type="percentage">
            <text:p>0.00%</text:p>
          </table:table-cell>
          <table:table-cell office:value-type="float" office:value="0.83219" calcext:value-type="float">
            <text:p>0.83219</text:p>
          </table:table-cell>
          <table:table-cell office:value-type="float" office:value="0.8322" calcext:value-type="float">
            <text:p>0.8322</text:p>
          </table:table-cell>
          <table:table-cell table:style-name="ce9" table:formula="of:=([.J10]-[.K10])/[.J10]" office:value-type="percentage" office:value="-0.000012016486619587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  <table:table-cell office:value-type="float" office:value="2.7" calcext:value-type="float">
            <text:p>2.7</text:p>
          </table:table-cell>
          <table:table-cell table:style-name="ce5" office:value-type="date" office:date-value="2014-02-24" calcext:value-type="date">
            <text:p>02/24/14</text:p>
          </table:table-cell>
          <table:table-cell office:value-type="float" office:value="14046" calcext:value-type="float">
            <text:p>14046</text:p>
          </table:table-cell>
          <table:table-cell/>
          <table:table-cell office:value-type="float" office:value="1.10122" calcext:value-type="float">
            <text:p>1.10122</text:p>
          </table:table-cell>
          <table:table-cell office:value-type="float" office:value="1.1006" calcext:value-type="float">
            <text:p>1.1006</text:p>
          </table:table-cell>
          <table:table-cell table:style-name="ce8" table:formula="of:=([.G11]-[.H11])/[.G11]" office:value-type="percentage" office:value="0.000563011932220687" calcext:value-type="percentage">
            <text:p>0.06%</text:p>
          </table:table-cell>
          <table:table-cell office:value-type="float" office:value="1.13571" calcext:value-type="float">
            <text:p>1.13571</text:p>
          </table:table-cell>
          <table:table-cell office:value-type="float" office:value="1.1357" calcext:value-type="float">
            <text:p>1.1357</text:p>
          </table:table-cell>
          <table:table-cell table:style-name="ce9" table:formula="of:=([.J11]-[.K11])/[.J11]" office:value-type="percentage" office:value="0.0000088050646732577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5.9 (int 3)</text:p>
          </table:table-cell>
          <table:table-cell table:style-name="ce5" office:value-type="date" office:date-value="2012-06-18" calcext:value-type="date">
            <text:p>06/18/12</text:p>
          </table:table-cell>
          <table:table-cell office:value-type="float" office:value="12125" calcext:value-type="float">
            <text:p>12125</text:p>
          </table:table-cell>
          <table:table-cell/>
          <table:table-cell office:value-type="float" office:value="1.47086" calcext:value-type="float">
            <text:p>1.47086</text:p>
          </table:table-cell>
          <table:table-cell office:value-type="float" office:value="1.475" calcext:value-type="float">
            <text:p>1.475</text:p>
          </table:table-cell>
          <table:table-cell table:style-name="ce8" table:formula="of:=([.G12]-[.H12])/[.G12]" office:value-type="percentage" office:value="-0.00281467984716427" calcext:value-type="percentage">
            <text:p>-0.28%</text:p>
          </table:table-cell>
          <table:table-cell office:value-type="float" office:value="1.47887" calcext:value-type="float">
            <text:p>1.47887</text:p>
          </table:table-cell>
          <table:table-cell office:value-type="float" office:value="1.4789" calcext:value-type="float">
            <text:p>1.4789</text:p>
          </table:table-cell>
          <table:table-cell table:style-name="ce9" table:formula="of:=([.J12]-[.K12])/[.J12]" office:value-type="percentage" office:value="-0.000020285758721168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K</text:p>
          </table:table-cell>
          <table:table-cell office:value-type="float" office:value="7.7" calcext:value-type="float">
            <text:p>7.7</text:p>
          </table:table-cell>
          <table:table-cell table:style-name="ce5" office:value-type="date" office:date-value="2012-02-13" calcext:value-type="date">
            <text:p>02/13/12</text:p>
          </table:table-cell>
          <table:table-cell office:value-type="float" office:value="12026" calcext:value-type="float">
            <text:p>12026</text:p>
          </table:table-cell>
          <table:table-cell/>
          <table:table-cell office:value-type="float" office:value="0.76096" calcext:value-type="float">
            <text:p>0.76096</text:p>
          </table:table-cell>
          <table:table-cell office:value-type="float" office:value="0.7604" calcext:value-type="float">
            <text:p>0.7604</text:p>
          </table:table-cell>
          <table:table-cell table:style-name="ce8" table:formula="of:=([.G13]-[.H13])/[.G13]" office:value-type="percentage" office:value="0.000735912531539115" calcext:value-type="percentage">
            <text:p>0.07%</text:p>
          </table:table-cell>
          <table:table-cell office:value-type="float" office:value="0.75266" calcext:value-type="float">
            <text:p>0.75266</text:p>
          </table:table-cell>
          <table:table-cell office:value-type="float" office:value="0.7527" calcext:value-type="float">
            <text:p>0.7527</text:p>
          </table:table-cell>
          <table:table-cell table:style-name="ce9" table:formula="of:=([.J13]-[.K13])/[.J13]" office:value-type="percentage" office:value="-0.0000531448462784378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5.5 (int 2)</text:p>
          </table:table-cell>
          <table:table-cell table:style-name="ce5" office:value-type="date" office:date-value="2013-03-11" calcext:value-type="date">
            <text:p>03/11/13</text:p>
          </table:table-cell>
          <table:table-cell office:value-type="float" office:value="13040" calcext:value-type="float">
            <text:p>13040</text:p>
          </table:table-cell>
          <table:table-cell/>
          <table:table-cell office:value-type="float" office:value="1.70756" calcext:value-type="float">
            <text:p>1.70756</text:p>
          </table:table-cell>
          <table:table-cell office:value-type="float" office:value="1.6783" calcext:value-type="float">
            <text:p>1.6783</text:p>
          </table:table-cell>
          <table:table-cell table:style-name="ce8" table:formula="of:=([.G14]-[.H14])/[.G14]" office:value-type="percentage" office:value="0.0171355618543418" calcext:value-type="percentage">
            <text:p>1.71%</text:p>
          </table:table-cell>
          <table:table-cell table:number-columns-repeated="2" office:value-type="float" office:value="1.6689" calcext:value-type="float">
            <text:p>1.6689</text:p>
          </table:table-cell>
          <table:table-cell table:style-name="ce9" table:formula="of:=([.J14]-[.K14])/[.J14]" office:value-type="percentage" office:value="0" calcext:value-type="percentage">
            <text:p>0.00%</text:p>
          </table:table-cell>
          <table:table-cell office:value-type="string" calcext:value-type="string">
            <text:p>INCLINED PLATEAU</text:p>
          </table:table-cell>
          <table:table-cell table:number-columns-repeated="1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OK</text:p>
          </table:table-cell>
          <table:table-cell office:value-type="float" office:value="12.2" calcext:value-type="float">
            <text:p>12.2</text:p>
          </table:table-cell>
          <table:table-cell table:style-name="ce5" office:value-type="date" office:date-value="2013-11-26" calcext:value-type="date">
            <text:p>11/26/13</text:p>
          </table:table-cell>
          <table:table-cell table:style-name="ce7" office:value-type="float" office:value="13228" calcext:value-type="float">
            <text:p>13228</text:p>
          </table:table-cell>
          <table:table-cell/>
          <table:table-cell office:value-type="float" office:value="0.74708" calcext:value-type="float">
            <text:p>0.74708</text:p>
          </table:table-cell>
          <table:table-cell office:value-type="float" office:value="0.7512" calcext:value-type="float">
            <text:p>0.7512</text:p>
          </table:table-cell>
          <table:table-cell table:style-name="ce8" table:formula="of:=([.G15]-[.H15])/[.G15]" office:value-type="percentage" office:value="-0.00551480430475988" calcext:value-type="percentage">
            <text:p>-0.55%</text:p>
          </table:table-cell>
          <table:table-cell office:value-type="float" office:value="0.72274" calcext:value-type="float">
            <text:p>0.72274</text:p>
          </table:table-cell>
          <table:table-cell table:style-name="ce10" office:value-type="float" office:value="0.7227" calcext:value-type="float">
            <text:p>0.7227</text:p>
          </table:table-cell>
          <table:table-cell table:style-name="ce9" table:formula="of:=([.J15]-[.K15])/[.J15]" office:value-type="percentage" office:value="0.0000553449373219138" calcext:value-type="percentage">
            <text:p>0.01%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K</text:p>
          </table:table-cell>
          <table:table-cell office:value-type="float" office:value="5.6" calcext:value-type="float">
            <text:p>5.6</text:p>
          </table:table-cell>
          <table:table-cell table:style-name="ce5" office:value-type="date" office:date-value="2014-12-15" calcext:value-type="date">
            <text:p>12/15/14</text:p>
          </table:table-cell>
          <table:table-cell office:value-type="float" office:value="14261" calcext:value-type="float">
            <text:p>14261</text:p>
          </table:table-cell>
          <table:table-cell/>
          <table:table-cell office:value-type="float" office:value="1.05761" calcext:value-type="float">
            <text:p>1.05761</text:p>
          </table:table-cell>
          <table:table-cell office:value-type="float" office:value="1.0572" calcext:value-type="float">
            <text:p>1.0572</text:p>
          </table:table-cell>
          <table:table-cell table:style-name="ce8" table:formula="of:=([.G16]-[.H16])/[.G16]" office:value-type="percentage" office:value="0.000387666531140989" calcext:value-type="percentage">
            <text:p>0.04%</text:p>
          </table:table-cell>
          <table:table-cell office:value-type="float" office:value="1.06866" calcext:value-type="float">
            <text:p>1.06866</text:p>
          </table:table-cell>
          <table:table-cell office:value-type="float" office:value="1.0687" calcext:value-type="float">
            <text:p>1.0687</text:p>
          </table:table-cell>
          <table:table-cell table:style-name="ce9" table:formula="of:=([.J16]-[.K16])/[.J16]" office:value-type="percentage" office:value="-0.000037430052589261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OK</text:p>
          </table:table-cell>
          <table:table-cell office:value-type="float" office:value="13.5" calcext:value-type="float">
            <text:p>13.5</text:p>
          </table:table-cell>
          <table:table-cell table:style-name="ce5" office:value-type="date" office:date-value="2016-10-17" calcext:value-type="date">
            <text:p>10/17/16</text:p>
          </table:table-cell>
          <table:table-cell office:value-type="float" office:value="15115" calcext:value-type="float">
            <text:p>15115</text:p>
          </table:table-cell>
          <table:table-cell/>
          <table:table-cell office:value-type="float" office:value="0.76625" calcext:value-type="float">
            <text:p>0.76625</text:p>
          </table:table-cell>
          <table:table-cell office:value-type="float" office:value="0.7695" calcext:value-type="float">
            <text:p>0.7695</text:p>
          </table:table-cell>
          <table:table-cell table:style-name="ce8" table:formula="of:=([.G17]-[.H17])/[.G17]" office:value-type="percentage" office:value="-0.00424143556280584" calcext:value-type="percentage">
            <text:p>-0.42%</text:p>
          </table:table-cell>
          <table:table-cell office:value-type="float" office:value="0.72322" calcext:value-type="float">
            <text:p>0.72322</text:p>
          </table:table-cell>
          <table:table-cell office:value-type="float" office:value="0.7243" calcext:value-type="float">
            <text:p>0.7243</text:p>
          </table:table-cell>
          <table:table-cell table:style-name="ce9" table:formula="of:=([.J17]-[.K17])/[.J17]" office:value-type="percentage" office:value="-0.00149332153424956" calcext:value-type="percentage">
            <text:p>-0.15%</text:p>
          </table:table-cell>
          <table:table-cell table:number-columns-repeated="1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OK</text:p>
          </table:table-cell>
          <table:table-cell office:value-type="float" office:value="3.1" calcext:value-type="float">
            <text:p>3.1</text:p>
          </table:table-cell>
          <table:table-cell table:style-name="ce5" office:value-type="date" office:date-value="2016-11-21" calcext:value-type="date">
            <text:p>11/21/16</text:p>
          </table:table-cell>
          <table:table-cell office:value-type="float" office:value="16250" calcext:value-type="float">
            <text:p>16250</text:p>
          </table:table-cell>
          <table:table-cell/>
          <table:table-cell office:value-type="float" office:value="1.41259" calcext:value-type="float">
            <text:p>1.41259</text:p>
          </table:table-cell>
          <table:table-cell office:value-type="float" office:value="1.4362" calcext:value-type="float">
            <text:p>1.4362</text:p>
          </table:table-cell>
          <table:table-cell table:style-name="ce8" table:formula="of:=([.G18]-[.H18])/[.G18]" office:value-type="percentage" office:value="-0.0167139792862755" calcext:value-type="percentage">
            <text:p>-1.67%</text:p>
          </table:table-cell>
          <table:table-cell table:number-columns-repeated="2" office:value-type="float" office:value="1.4957" calcext:value-type="float">
            <text:p>1.4957</text:p>
          </table:table-cell>
          <table:table-cell table:style-name="ce9" table:formula="of:=([.J18]-[.K18])/[.J18]" office:value-type="percentage" office:value="0" calcext:value-type="percentage">
            <text:p>0.00%</text:p>
          </table:table-cell>
          <table:table-cell office:value-type="string" calcext:value-type="string">
            <text:p>INCLINED PLATEAU</text:p>
          </table:table-cell>
          <table:table-cell table:number-columns-repeated="1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OK</text:p>
          </table:table-cell>
          <table:table-cell office:value-type="float" office:value="3.3" calcext:value-type="float">
            <text:p>3.3</text:p>
          </table:table-cell>
          <table:table-cell table:style-name="ce5" office:value-type="date" office:date-value="2010-04-19" calcext:value-type="date">
            <text:p>04/19/10</text:p>
          </table:table-cell>
          <table:table-cell office:value-type="float" office:value="10084" calcext:value-type="float">
            <text:p>10084</text:p>
          </table:table-cell>
          <table:table-cell/>
          <table:table-cell office:value-type="float" office:value="0.96417" calcext:value-type="float">
            <text:p>0.96417</text:p>
          </table:table-cell>
          <table:table-cell office:value-type="float" office:value="0.9659" calcext:value-type="float">
            <text:p>0.9659</text:p>
          </table:table-cell>
          <table:table-cell table:style-name="ce8" table:formula="of:=([.G19]-[.H19])/[.G19]" office:value-type="percentage" office:value="-0.00179428938880074" calcext:value-type="percentage">
            <text:p>-0.18%</text:p>
          </table:table-cell>
          <table:table-cell table:number-columns-repeated="2" office:value-type="float" office:value="0.964" calcext:value-type="float">
            <text:p>0.964</text:p>
          </table:table-cell>
          <table:table-cell table:style-name="ce9" table:formula="of:=([.J19]-[.K19])/[.J19]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OK</text:p>
          </table:table-cell>
          <table:table-cell office:value-type="float" office:value="4.1" calcext:value-type="float">
            <text:p>4.1</text:p>
          </table:table-cell>
          <table:table-cell table:style-name="ce5" office:value-type="date" office:date-value="2016-06-13" calcext:value-type="date">
            <text:p>06/13/16</text:p>
          </table:table-cell>
          <table:table-cell office:value-type="float" office:value="16142" calcext:value-type="float">
            <text:p>16142</text:p>
          </table:table-cell>
          <table:table-cell/>
          <table:table-cell office:value-type="float" office:value="1.28371" calcext:value-type="float">
            <text:p>1.28371</text:p>
          </table:table-cell>
          <table:table-cell office:value-type="float" office:value="1.2924" calcext:value-type="float">
            <text:p>1.2924</text:p>
          </table:table-cell>
          <table:table-cell table:style-name="ce8" table:formula="of:=([.G20]-[.H20])/[.G20]" office:value-type="percentage" office:value="-0.00676944169633318" calcext:value-type="percentage">
            <text:p>-0.68%</text:p>
          </table:table-cell>
          <table:table-cell office:value-type="float" office:value="1.33801" calcext:value-type="float">
            <text:p>1.33801</text:p>
          </table:table-cell>
          <table:table-cell office:value-type="float" office:value="1.338" calcext:value-type="float">
            <text:p>1.338</text:p>
          </table:table-cell>
          <table:table-cell table:style-name="ce9" table:formula="of:=([.J20]-[.K20])/[.J20]" office:value-type="percentage" office:value="0.0000074737856967179" calcext:value-type="percentage">
            <text:p>0.00%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3" office:value-type="string" calcext:value-type="string">
            <text:p>PLEXI OUT OF BOUNDS</text:p>
          </table:table-cell>
          <table:table-cell/>
          <table:table-cell table:style-name="ce3" office:value-type="string" calcext:value-type="string">
            <text:p>COMPARISONS ESTIMATED AND MEASURED VALUES</text:p>
          </table:table-cell>
          <table:table-cell table:number-columns-repeated="22"/>
        </table:table-row>
        <table:table-row table:style-name="ro1">
          <table:table-cell table:style-name="Default" table:number-columns-repeated="2"/>
          <table:table-cell table:style-name="ce1" table:number-columns-repeated="2"/>
          <table:table-cell table:style-name="ce4" office:value-type="string" calcext:value-type="string">
            <text:p>MCNPX DEBIT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max plexi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MEAS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OSSIER</text:p>
          </table:table-cell>
          <table:table-cell table:style-name="ce4" office:value-type="string" calcext:value-type="string">
            <text:p>DIFF NEW</text:p>
          </table:table-cell>
          <table:table-cell table:style-name="ce4" office:value-type="string" calcext:value-type="string">
            <text:p>DIFF OLD</text:p>
          </table:table-cell>
          <table:table-cell table:style-name="ce4"/>
          <table:table-cell table:number-columns-repeated="6"/>
          <table:table-cell table:style-name="ce1" table:number-columns-repeated="2"/>
          <table:table-cell table:style-name="ce4"/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4.6 (int 5)</text:p>
          </table:table-cell>
          <table:table-cell office:value-type="float" office:value="28.6" calcext:value-type="float">
            <text:p>28.6</text:p>
          </table:table-cell>
          <table:table-cell table:style-name="ce6" office:value-type="float" office:value="0.45921" calcext:value-type="float">
            <text:p>0.45921</text:p>
          </table:table-cell>
          <table:table-cell office:value-type="float" office:value="0.4019" calcext:value-type="float">
            <text:p>0.4019</text:p>
          </table:table-cell>
          <table:table-cell table:style-name="Default" office:value-type="float" office:value="0.445" calcext:value-type="float">
            <text:p>0.445</text:p>
          </table:table-cell>
          <table:table-cell table:style-name="ce5" office:value-type="date" office:date-value="2016-06-27" calcext:value-type="date">
            <text:p>06/27/16</text:p>
          </table:table-cell>
          <table:table-cell office:value-type="float" office:value="16149" calcext:value-type="float">
            <text:p>16149</text:p>
          </table:table-cell>
          <table:table-cell table:style-name="ce8" table:formula="of:=([.D27]-[.F27])/[.D27]" office:value-type="percentage" office:value="0.0309444480738661" calcext:value-type="percentage">
            <text:p>3.09%</text:p>
          </table:table-cell>
          <table:table-cell table:style-name="ce8" table:formula="of:=([.E27]-[.F27])/[.E27]" office:value-type="percentage" office:value="-0.107240607116198" calcext:value-type="percentage">
            <text:p>-10.72%</text:p>
          </table:table-cell>
          <table:table-cell table:style-name="ce4" table:number-columns-repeated="2"/>
          <table:table-cell table:number-columns-repeated="3"/>
          <table:table-cell table:style-name="ce1" table:number-columns-repeated="3"/>
          <table:table-cell table:style-name="ce4"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4.5 (int ()</text:p>
          </table:table-cell>
          <table:table-cell office:value-type="float" office:value="28.5" calcext:value-type="float">
            <text:p>28.5</text:p>
          </table:table-cell>
          <table:table-cell table:style-name="ce6" office:value-type="float" office:value="0.46135" calcext:value-type="float">
            <text:p>0.46135</text:p>
          </table:table-cell>
          <table:table-cell office:value-type="float" office:value="0.411" calcext:value-type="float">
            <text:p>0.411</text:p>
          </table:table-cell>
          <table:table-cell table:style-name="Default" office:value-type="float" office:value="0.4555" calcext:value-type="float">
            <text:p>0.4555</text:p>
          </table:table-cell>
          <table:table-cell table:style-name="ce5" office:value-type="date" office:date-value="2016-10-10" calcext:value-type="date">
            <text:p>10/10/16</text:p>
          </table:table-cell>
          <table:table-cell office:value-type="float" office:value="16221" calcext:value-type="float">
            <text:p>16221</text:p>
          </table:table-cell>
          <table:table-cell table:style-name="ce8" table:formula="of:=([.D28]-[.F28])/[.D28]" office:value-type="percentage" office:value="0.0126801777392436" calcext:value-type="percentage">
            <text:p>1.27%</text:p>
          </table:table-cell>
          <table:table-cell table:style-name="ce8" table:formula="of:=([.E28]-[.F28])/[.E28]" office:value-type="percentage" office:value="-0.108272506082725" calcext:value-type="percentage">
            <text:p>-10.83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2.5 (int 3)</text:p>
          </table:table-cell>
          <table:table-cell office:value-type="float" office:value="28.1" calcext:value-type="float">
            <text:p>28.1</text:p>
          </table:table-cell>
          <table:table-cell table:style-name="ce6" office:value-type="float" office:value="0.49928" calcext:value-type="float">
            <text:p>0.49928</text:p>
          </table:table-cell>
          <table:table-cell office:value-type="float" office:value="0.4749" calcext:value-type="float">
            <text:p>0.4749</text:p>
          </table:table-cell>
          <table:table-cell table:style-name="Default" office:value-type="float" office:value="0.4787" calcext:value-type="float">
            <text:p>0.4787</text:p>
          </table:table-cell>
          <table:table-cell table:style-name="ce5" office:value-type="date" office:date-value="2012-07-30" calcext:value-type="date">
            <text:p>07/30/12</text:p>
          </table:table-cell>
          <table:table-cell office:value-type="float" office:value="12157" calcext:value-type="float">
            <text:p>12157</text:p>
          </table:table-cell>
          <table:table-cell table:style-name="ce8" table:formula="of:=([.D29]-[.F29])/[.D29]" office:value-type="percentage" office:value="0.0412193558724564" calcext:value-type="percentage">
            <text:p>4.12%</text:p>
          </table:table-cell>
          <table:table-cell table:style-name="ce8" table:formula="of:=([.E29]-[.F29])/[.E29]" office:value-type="percentage" office:value="-0.00800168456517155" calcext:value-type="percentage">
            <text:p>-0.80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2.7 (int 3)</text:p>
          </table:table-cell>
          <table:table-cell office:value-type="float" office:value="28.3" calcext:value-type="float">
            <text:p>28.3</text:p>
          </table:table-cell>
          <table:table-cell table:style-name="ce6" office:value-type="float" office:value="0.49431" calcext:value-type="float">
            <text:p>0.49431</text:p>
          </table:table-cell>
          <table:table-cell office:value-type="float" office:value="0.4658" calcext:value-type="float">
            <text:p>0.4658</text:p>
          </table:table-cell>
          <table:table-cell table:style-name="Default" office:value-type="float" office:value="0.4802" calcext:value-type="float">
            <text:p>0.4802</text:p>
          </table:table-cell>
          <table:table-cell table:style-name="ce5" office:value-type="date" office:date-value="2016-08-29" calcext:value-type="date">
            <text:p>08/29/16</text:p>
          </table:table-cell>
          <table:table-cell office:value-type="float" office:value="16192" calcext:value-type="float">
            <text:p>16192</text:p>
          </table:table-cell>
          <table:table-cell table:style-name="ce8" table:formula="of:=([.D30]-[.F30])/[.D30]" office:value-type="percentage" office:value="0.0285448402824139" calcext:value-type="percentage">
            <text:p>2.85%</text:p>
          </table:table-cell>
          <table:table-cell table:style-name="ce8" table:formula="of:=([.E30]-[.F30])/[.E30]" office:value-type="percentage" office:value="-0.0309145556032631" calcext:value-type="percentage">
            <text:p>-3.09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4.2 (int 5)</text:p>
          </table:table-cell>
          <table:table-cell office:value-type="float" office:value="28.2" calcext:value-type="float">
            <text:p>28.2</text:p>
          </table:table-cell>
          <table:table-cell table:style-name="ce6" office:value-type="float" office:value="0.46515" calcext:value-type="float">
            <text:p>0.46515</text:p>
          </table:table-cell>
          <table:table-cell office:value-type="float" office:value="0.4453" calcext:value-type="float">
            <text:p>0.4453</text:p>
          </table:table-cell>
          <table:table-cell table:style-name="Default" office:value-type="float" office:value="0.4329" calcext:value-type="float">
            <text:p>0.4329</text:p>
          </table:table-cell>
          <table:table-cell table:style-name="ce5" office:value-type="date" office:date-value="2016-05-30" calcext:value-type="date">
            <text:p>05/30/16</text:p>
          </table:table-cell>
          <table:table-cell office:value-type="float" office:value="16128" calcext:value-type="float">
            <text:p>16128</text:p>
          </table:table-cell>
          <table:table-cell table:style-name="ce8" table:formula="of:=([.D31]-[.F31])/[.D31]" office:value-type="percentage" office:value="0.0693324733956789" calcext:value-type="percentage">
            <text:p>6.93%</text:p>
          </table:table-cell>
          <table:table-cell table:style-name="ce8" table:formula="of:=([.E31]-[.F31])/[.E31]" office:value-type="percentage" office:value="0.0278463956883001" calcext:value-type="percentage">
            <text:p>2.78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5.7 (int 5)</text:p>
          </table:table-cell>
          <table:table-cell office:value-type="float" office:value="29.7" calcext:value-type="float">
            <text:p>29.7</text:p>
          </table:table-cell>
          <table:table-cell table:style-name="ce6" office:value-type="float" office:value="0.45193" calcext:value-type="float">
            <text:p>0.45193</text:p>
          </table:table-cell>
          <table:table-cell office:value-type="float" office:value="0.3197" calcext:value-type="float">
            <text:p>0.3197</text:p>
          </table:table-cell>
          <table:table-cell table:style-name="Default" office:value-type="float" office:value="0.4428" calcext:value-type="float">
            <text:p>0.4428</text:p>
          </table:table-cell>
          <table:table-cell table:style-name="ce5" office:value-type="date" office:date-value="2016-06-20" calcext:value-type="date">
            <text:p>06/20/16</text:p>
          </table:table-cell>
          <table:table-cell office:value-type="float" office:value="16136" calcext:value-type="float">
            <text:p>16136</text:p>
          </table:table-cell>
          <table:table-cell table:style-name="ce8" table:formula="of:=([.D32]-[.F32])/[.D32]" office:value-type="percentage" office:value="0.0202022437103092" calcext:value-type="percentage">
            <text:p>2.02%</text:p>
          </table:table-cell>
          <table:table-cell table:style-name="ce8" table:formula="of:=([.E32]-[.F32])/[.E32]" office:value-type="percentage" office:value="-0.385048482952768" calcext:value-type="percentage">
            <text:p>-38.50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3.8 (int 10)</text:p>
          </table:table-cell>
          <table:table-cell office:value-type="float" office:value="28.6" calcext:value-type="float">
            <text:p>28.6</text:p>
          </table:table-cell>
          <table:table-cell table:style-name="ce6" office:value-type="float" office:value="0.47651" calcext:value-type="float">
            <text:p>0.47651</text:p>
          </table:table-cell>
          <table:table-cell office:value-type="float" office:value="0.4361" calcext:value-type="float">
            <text:p>0.4361</text:p>
          </table:table-cell>
          <table:table-cell table:style-name="Default" office:value-type="float" office:value="0.4538" calcext:value-type="float">
            <text:p>0.4538</text:p>
          </table:table-cell>
          <table:table-cell table:style-name="ce5" office:value-type="date" office:date-value="2016-04-04" calcext:value-type="date">
            <text:p>04/04/16</text:p>
          </table:table-cell>
          <table:table-cell office:value-type="float" office:value="16073" calcext:value-type="float">
            <text:p>16073</text:p>
          </table:table-cell>
          <table:table-cell table:style-name="ce8" table:formula="of:=([.D33]-[.F33])/[.D33]" office:value-type="percentage" office:value="0.0476590207970452" calcext:value-type="percentage">
            <text:p>4.77%</text:p>
          </table:table-cell>
          <table:table-cell table:style-name="ce8" table:formula="of:=([.E33]-[.F33])/[.E33]" office:value-type="percentage" office:value="-0.0405870213253841" calcext:value-type="percentage">
            <text:p>-4.06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3.5 (int 10)</text:p>
          </table:table-cell>
          <table:table-cell office:value-type="float" office:value="28.3" calcext:value-type="float">
            <text:p>28.3</text:p>
          </table:table-cell>
          <table:table-cell table:style-name="ce6" office:value-type="float" office:value="0.4828" calcext:value-type="float">
            <text:p>0.4828</text:p>
          </table:table-cell>
          <table:table-cell office:value-type="float" office:value="0.4567" calcext:value-type="float">
            <text:p>0.4567</text:p>
          </table:table-cell>
          <table:table-cell table:style-name="Default" office:value-type="float" office:value="0.4708" calcext:value-type="float">
            <text:p>0.4708</text:p>
          </table:table-cell>
          <table:table-cell table:style-name="ce5" office:value-type="date" office:date-value="2016-08-22" calcext:value-type="date">
            <text:p>08/22/16</text:p>
          </table:table-cell>
          <table:table-cell office:value-type="float" office:value="16189" calcext:value-type="float">
            <text:p>16189</text:p>
          </table:table-cell>
          <table:table-cell table:style-name="ce8" table:formula="of:=([.D34]-[.F34])/[.D34]" office:value-type="percentage" office:value="0.0248550124275063" calcext:value-type="percentage">
            <text:p>2.49%</text:p>
          </table:table-cell>
          <table:table-cell table:style-name="ce8" table:formula="of:=([.E34]-[.F34])/[.E34]" office:value-type="percentage" office:value="-0.0308736588570177" calcext:value-type="percentage">
            <text:p>-3.09%</text:p>
          </table:table-cell>
          <table:table-cell/>
          <table:table-cell table:style-name="ce9"/>
          <table:table-cell table:number-columns-repeated="3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2 (int 3)</text:p>
          </table:table-cell>
          <table:table-cell office:value-type="float" office:value="28.4" calcext:value-type="float">
            <text:p>28.4</text:p>
          </table:table-cell>
          <table:table-cell table:style-name="ce2" office:value-type="float" office:value="0.50078" calcext:value-type="float">
            <text:p>0.50078</text:p>
          </table:table-cell>
          <table:table-cell office:value-type="float" office:value="0.4727" calcext:value-type="float">
            <text:p>0.4727</text:p>
          </table:table-cell>
          <table:table-cell table:style-name="Default" office:value-type="float" office:value="0.4915" calcext:value-type="float">
            <text:p>0.4915</text:p>
          </table:table-cell>
          <table:table-cell table:style-name="ce5" office:value-type="date" office:date-value="2008-10-28" calcext:value-type="date">
            <text:p>10/28/08</text:p>
          </table:table-cell>
          <table:table-cell office:value-type="float" office:value="8224" calcext:value-type="float">
            <text:p>8224</text:p>
          </table:table-cell>
          <table:table-cell table:style-name="ce8" table:formula="of:=([.D35]-[.F35])/[.D35]" office:value-type="percentage" office:value="0.0185310914972642" calcext:value-type="percentage">
            <text:p>1.85%</text:p>
          </table:table-cell>
          <table:table-cell table:style-name="ce8" table:formula="of:=([.E35]-[.F35])/[.E35]" office:value-type="percentage" office:value="-0.0397715252803047" calcext:value-type="percentage">
            <text:p>-3.98%</text:p>
          </table:table-cell>
          <table:table-cell table:number-columns-repeated="5"/>
          <table:table-cell table:style-name="ce2"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1.7 (int 3)</text:p>
          </table:table-cell>
          <table:table-cell office:value-type="float" office:value="28.1" calcext:value-type="float">
            <text:p>28.1</text:p>
          </table:table-cell>
          <table:table-cell table:style-name="ce2" office:value-type="float" office:value="0.50695" calcext:value-type="float">
            <text:p>0.50695</text:p>
          </table:table-cell>
          <table:table-cell office:value-type="float" office:value="0.4909" calcext:value-type="float">
            <text:p>0.4909</text:p>
          </table:table-cell>
          <table:table-cell table:style-name="Default" office:value-type="float" office:value="0.5012" calcext:value-type="float">
            <text:p>0.5012</text:p>
          </table:table-cell>
          <table:table-cell table:style-name="ce5" office:value-type="date" office:date-value="2009-04-27" calcext:value-type="date">
            <text:p>04/27/09</text:p>
          </table:table-cell>
          <table:table-cell office:value-type="float" office:value="2068" calcext:value-type="float">
            <text:p>2068</text:p>
          </table:table-cell>
          <table:table-cell table:style-name="ce8" table:formula="of:=([.D36]-[.F36])/[.D36]" office:value-type="percentage" office:value="0.0113423414537924" calcext:value-type="percentage">
            <text:p>1.13%</text:p>
          </table:table-cell>
          <table:table-cell table:style-name="ce8" table:formula="of:=([.E36]-[.F36])/[.E36]" office:value-type="percentage" office:value="-0.0209818700346302" calcext:value-type="percentage">
            <text:p>-2.10%</text:p>
          </table:table-cell>
          <table:table-cell table:number-columns-repeated="5"/>
          <table:table-cell table:style-name="ce2" table:number-columns-repeated="4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  <table:table-cell table:style-name="ce9"/>
          <table:table-cell table:number-columns-repeated="6"/>
          <table:table-cell table:style-name="ce2" table:number-columns-repeated="4"/>
          <table:table-cell table:number-columns-repeated="2"/>
          <table:table-cell table:style-name="ce5"/>
          <table:table-cell/>
          <table:table-cell table:style-name="ce9" table:number-columns-repeated="2"/>
        </table:table-row>
        <table:table-row table:style-name="ro1" table:number-rows-repeated="104853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5" loext:min-decimal-places="5" number:min-integer-digits="1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percentage-style style:name="N132">
      <number:number number:decimal-places="1" loext:min-decimal-places="1" number:min-integer-digits="1"/>
      <number:text>%</number:text>
    </number:percentag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08:10:00.161517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05:14.724607587</meta:creation-date>
    <meta:generator>LibreOffice/5.1.4.2$Linux_X86_64 LibreOffice_project/10m0$Build-2</meta:generator>
    <dc:date>2017-02-21T11:28:46.045085433</dc:date>
    <meta:editing-duration>PT6H1M44S</meta:editing-duration>
    <meta:editing-cycles>36</meta:editing-cycles>
    <meta:document-statistic meta:table-count="1" meta:cell-count="329" meta:object-count="0"/>
  </office:meta>
</office:document-meta>
</file>